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a10f7" officeooo:paragraph-rsid="001a10f7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1a10f7" officeooo:paragraph-rsid="001a10f7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a10f7" officeooo:paragraph-rsid="001a10f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b7f0d" officeooo:paragraph-rsid="001b7f0d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b9022" officeooo:paragraph-rsid="001b9022" style:font-size-asian="12.25pt" style:font-weight-asian="normal" style:font-size-complex="14pt" style:font-weight-complex="normal"/>
    </style:style>
    <style:style style:name="T1" style:family="text">
      <style:text-properties officeooo:rsid="001b7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BackEnd</text:p>
      <text:p text:style-name="P2"/>
      <text:p text:style-name="P2">In the Backend module, we make the research. This is done by three step : </text:p>
      <text:p text:style-name="P2"/>
      <text:p text:style-name="P2">- fetching articles</text:p>
      <text:p text:style-name="P2"/>
      <text:p text:style-name="P2">- preprocessing articles text</text:p>
      <text:p text:style-name="P2"/>
      <text:p text:style-name="P2">- clustering of the articles</text:p>
      <text:p text:style-name="P2"/>
      <text:p text:style-name="P2"/>
      <text:p text:style-name="P2"/>
      <text:p text:style-name="P3">Fetching articles</text:p>
      <text:p text:style-name="P3"/>
      <text:p text:style-name="P2">The goal : get in local all article and meta-data that match our search.</text:p>
      <text:p text:style-name="P2"/>
      <text:p text:style-name="P2"/>
      <text:p text:style-name="P3">Preprocessing articles</text:p>
      <text:p text:style-name="P3"/>
      <text:p text:style-name="P2">The goal : keep only the words the most pertinant of the article and create tf-idf file to give to our clustering process.</text:p>
      <text:p text:style-name="P2"/>
      <text:p text:style-name="P2">This step can be make on the abstract or the full-text or the both. Now, we let for abstract beacause this is faster and there are too parasite words in full-text. For the both, this is a simple concatenation between them. We add he title to the abstract too.</text:p>
      <text:p text:style-name="P2"/>
      <text:p text:style-name="P2"/>
      <text:p text:style-name="P3">Clustering articles</text:p>
      <text:p text:style-name="P3"/>
      <text:p text:style-name="P2">The goal : <text:span text:style-name="T1">discover by calcul the clusters among the articles and classify the articles in them.</text:span></text:p>
      <text:p text:style-name="P2"/>
      <text:p text:style-name="P4">In this step, we create an object for clustering and bind it to our database. It will keep all meta-data of the process. We launch a number of trial and when this is finish, we attribute to each article of the research, his coordinates x-y and the topics name of his cluster. The topic name of a cluster is simply a string with the words that appears the most in the articles of the cluster. Each word i separated by comma.</text:p>
      <text:p text:style-name="P4"/>
      <text:p text:style-name="P5"/>
      <text:p text:style-name="P5">For each step, we save intermediate data so if there is a bug, we can restart where the app failed. We check in which step we were and go directly there. We try to not make the job twi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0:14:15.276105838</meta:creation-date>
    <dc:date>2022-06-12T14:51:58.937645420</dc:date>
    <meta:editing-duration>PT8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57" meta:character-count="1379" meta:non-whitespace-character-count="1130"/>
  </office:meta>
</office:document-meta>
</file>